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/>
    <style:font-face style:name="Tahoma1" svg:font-family="Tahoma"/>
    <style:font-face style:name="Trebuchet MS" svg:font-family="'Trebuchet MS'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Test Document: English Text with Some Content in Chinese (Simplified)</text:title></text:p>
      <text:p text:style-name="Standard">When creating this document, the following language settings applied: Western language was set to English (UK), Asian language was set to None, CTL language was set to None.</text:p>
      <text:h text:style-name="Heading_20_1" text:outline-level="1">Test Content</text:h>
      <text:p text:style-name="Standard">I'd like to make a reservation for tonight: <text:span text:style-name="T1">我想预定今晚的座位。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/>
    <style:font-face style:name="Tahoma1" svg:font-family="Tahoma"/>
    <style:font-face style:name="Trebuchet MS" svg:font-family="'Trebuchet MS'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asian="Lucida Sans Unicode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name-asian="Lucida Sans Unicode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asian="Lucida Sans Unicode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 Strobbe</meta:initial-creator>
    <meta:creation-date>2011-08-26T21:01:49.72</meta:creation-date>
    <meta:editing-cycles>2</meta:editing-cycles>
    <meta:editing-duration>PT5M53S</meta:editing-duration>
    <dc:title>Test Document: English Text with Some Content in Chinese (Simplified)</dc:title>
    <dc:date>2011-08-26T21:13:42.13</dc:date>
    <dc:creator>Christophe Strobbe</dc:creator>
    <meta:generator>OpenOffice.org/3.3$Win32 OpenOffice.org_project/330m20$Build-9567</meta:generator>
    <meta:document-statistic meta:table-count="0" meta:image-count="0" meta:object-count="0" meta:page-count="1" meta:paragraph-count="4" meta:word-count="55" meta:character-count="309"/>
    <meta:user-defined meta:name="Info 1"/>
    <meta:user-defined meta:name="Info 2"/>
    <meta:user-defined meta:name="Info 3"/>
    <meta:user-defined meta:name="Info 4"/>
  </office:meta>
</office:document-meta>
</file>